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14.16mm"/>
    </style:style>
    <style:style style:name="co12" style:family="table-column">
      <style:table-column-properties fo:break-before="auto" style:column-width="13.28mm"/>
    </style:style>
    <style:style style:name="co13" style:family="table-column">
      <style:table-column-properties fo:break-before="auto" style:column-width="17.2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38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3.95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23.25mm"/>
    </style:style>
    <style:style style:name="co22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7" table:default-cell-style-name="ce19"/>
        <table:table-column table:style-name="co16" table:default-cell-style-name="ce19"/>
        <table:table-column table:style-name="co7" table:default-cell-style-name="ce19"/>
        <table:table-column table:style-name="co8" table:default-cell-style-name="ce19"/>
        <table:table-column table:style-name="co17" table:default-cell-style-name="ce19"/>
        <table:table-column table:style-name="co6" table:default-cell-style-name="ce19"/>
        <table:table-column table:style-name="co18" table:default-cell-style-name="ce19"/>
        <table:table-column table:style-name="co11" table:default-cell-style-name="ce19"/>
        <table:table-column table:style-name="co19" table:default-cell-style-name="ce19"/>
        <table:table-column table:style-name="co9" table:default-cell-style-name="ce19"/>
        <table:table-column table:style-name="co18" table:default-cell-style-name="ce19"/>
        <table:table-column table:style-name="co12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226" table:default-cell-style-name="ce19"/>
        <table:table-column table:style-name="co2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9"/>
            <table:table-cell table:style-name="ce46" office:value-type="string" calcext:value-type="string" table:number-columns-spanned="9" table:number-rows-spanned="1">
              <text:p>中 華 民 國 100 年 7 月 份</text:p>
            </table:table-cell>
            <table:covered-table-cell table:number-columns-repeated="8" table:style-name="ce46"/>
            <table:table-cell table:style-name="ce49" table:number-columns-repeated="2"/>
            <table:table-cell table:style-name="ce30" table:number-columns-repeated="8"/>
            <table:table-cell table:style-name="ce52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3"/>
            <table:table-cell table:style-name="ce48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3"/>
            <table:covered-table-cell table:style-name="ce51"/>
            <table:table-cell table:style-name="ce53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4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5"/>
            <table:covered-table-cell table:style-name="ce47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4"/>
            <table:table-cell table:number-columns-repeated="993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4"/>
            <table:table-cell table:number-columns-repeated="993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28" table:style-name="ce34"/>
            <table:table-cell table:style-name="ce55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102084" calcext:value-type="float">
            <text:p><text:s text:c="3"/>102,084</text:p>
          </table:table-cell>
          <table:table-cell table:style-name="ce35" office:value-type="float" office:value="4437" calcext:value-type="float">
            <text:p><text:s text:c="3"/>4,437</text:p>
          </table:table-cell>
          <table:table-cell table:style-name="ce35" office:value-type="float" office:value="9645" calcext:value-type="float">
            <text:p><text:s text:c="3"/>9,645</text:p>
          </table:table-cell>
          <table:table-cell table:style-name="ce35" office:value-type="float" office:value="7576" calcext:value-type="float">
            <text:p><text:s text:c="3"/>7,576</text:p>
          </table:table-cell>
          <table:table-cell table:style-name="ce35" office:value-type="float" office:value="3466" calcext:value-type="float">
            <text:p><text:s text:c="3"/>3,466</text:p>
          </table:table-cell>
          <table:table-cell table:style-name="ce35" office:value-type="float" office:value="2119" calcext:value-type="float">
            <text:p><text:s text:c="3"/>2,119</text:p>
          </table:table-cell>
          <table:table-cell table:style-name="ce35" office:value-type="float" office:value="3761" calcext:value-type="float">
            <text:p><text:s text:c="3"/>3,761</text:p>
          </table:table-cell>
          <table:table-cell table:style-name="ce35" office:value-type="float" office:value="12433" calcext:value-type="float">
            <text:p><text:s text:c="3"/>12,433</text:p>
          </table:table-cell>
          <table:table-cell table:style-name="ce35" office:value-type="float" office:value="309" calcext:value-type="float">
            <text:p><text:s text:c="3"/>30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7560" calcext:value-type="float">
            <text:p><text:s text:c="3"/>7,560</text:p>
          </table:table-cell>
          <table:table-cell table:style-name="ce35" office:value-type="float" office:value="48427" calcext:value-type="float">
            <text:p><text:s text:c="3"/>48,427</text:p>
          </table:table-cell>
          <table:table-cell table:style-name="ce35" office:value-type="float" office:value="2340" calcext:value-type="float">
            <text:p><text:s text:c="3"/>2,340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99229" calcext:value-type="float">
            <text:p><text:s text:c="3"/>99,229</text:p>
          </table:table-cell>
          <table:table-cell table:style-name="ce35" office:value-type="float" office:value="3885" calcext:value-type="float">
            <text:p><text:s text:c="3"/>3,885</text:p>
          </table:table-cell>
          <table:table-cell table:style-name="ce35" office:value-type="float" office:value="10109" calcext:value-type="float">
            <text:p><text:s text:c="3"/>10,109</text:p>
          </table:table-cell>
          <table:table-cell table:style-name="ce35" office:value-type="float" office:value="8267" calcext:value-type="float">
            <text:p><text:s text:c="3"/>8,267</text:p>
          </table:table-cell>
          <table:table-cell table:style-name="ce35" office:value-type="float" office:value="4095" calcext:value-type="float">
            <text:p><text:s text:c="3"/>4,095</text:p>
          </table:table-cell>
          <table:table-cell table:style-name="ce35" office:value-type="float" office:value="2656" calcext:value-type="float">
            <text:p><text:s text:c="3"/>2,656</text:p>
          </table:table-cell>
          <table:table-cell table:style-name="ce35" office:value-type="float" office:value="3314" calcext:value-type="float">
            <text:p><text:s text:c="3"/>3,314</text:p>
          </table:table-cell>
          <table:table-cell table:style-name="ce35" office:value-type="float" office:value="10087" calcext:value-type="float">
            <text:p><text:s text:c="3"/>10,087</text:p>
          </table:table-cell>
          <table:table-cell table:style-name="ce35" office:value-type="float" office:value="779" calcext:value-type="float">
            <text:p><text:s text:c="3"/>77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7558" calcext:value-type="float">
            <text:p><text:s text:c="3"/>7,558</text:p>
          </table:table-cell>
          <table:table-cell table:style-name="ce35" office:value-type="float" office:value="48425" calcext:value-type="float">
            <text:p><text:s text:c="3"/>48,42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6" office:value-type="float" office:value="2855" calcext:value-type="float">
            <text:p>2,855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6003" calcext:value-type="float">
            <text:p><text:s text:c="3"/>46,003</text:p>
          </table:table-cell>
          <table:table-cell table:style-name="ce35" office:value-type="float" office:value="2038" calcext:value-type="float">
            <text:p><text:s text:c="3"/>2,038</text:p>
          </table:table-cell>
          <table:table-cell table:style-name="ce35" office:value-type="float" office:value="4501" calcext:value-type="float">
            <text:p><text:s text:c="3"/>4,501</text:p>
          </table:table-cell>
          <table:table-cell table:style-name="ce35" office:value-type="float" office:value="3537" calcext:value-type="float">
            <text:p><text:s text:c="3"/>3,537</text:p>
          </table:table-cell>
          <table:table-cell table:style-name="ce35" office:value-type="float" office:value="1557" calcext:value-type="float">
            <text:p><text:s text:c="3"/>1,557</text:p>
          </table:table-cell>
          <table:table-cell table:style-name="ce35" office:value-type="float" office:value="978" calcext:value-type="float">
            <text:p><text:s text:c="3"/>978</text:p>
          </table:table-cell>
          <table:table-cell table:style-name="ce35" office:value-type="float" office:value="1705" calcext:value-type="float">
            <text:p><text:s text:c="3"/>1,705</text:p>
          </table:table-cell>
          <table:table-cell table:style-name="ce35" office:value-type="float" office:value="5636" calcext:value-type="float">
            <text:p><text:s text:c="3"/>5,636</text:p>
          </table:table-cell>
          <table:table-cell table:style-name="ce35" office:value-type="float" office:value="184" calcext:value-type="float">
            <text:p><text:s text:c="3"/>184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3407" calcext:value-type="float">
            <text:p><text:s text:c="3"/>3,407</text:p>
          </table:table-cell>
          <table:table-cell table:style-name="ce35" office:value-type="float" office:value="21904" calcext:value-type="float">
            <text:p><text:s text:c="3"/>21,904</text:p>
          </table:table-cell>
          <table:table-cell table:style-name="ce35" office:value-type="float" office:value="552" calcext:value-type="float">
            <text:p><text:s text:c="3"/>552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5203" calcext:value-type="float">
            <text:p><text:s text:c="3"/>45,203</text:p>
          </table:table-cell>
          <table:table-cell table:style-name="ce35" office:value-type="float" office:value="1782" calcext:value-type="float">
            <text:p><text:s text:c="3"/>1,782</text:p>
          </table:table-cell>
          <table:table-cell table:style-name="ce35" office:value-type="float" office:value="4643" calcext:value-type="float">
            <text:p><text:s text:c="3"/>4,643</text:p>
          </table:table-cell>
          <table:table-cell table:style-name="ce35" office:value-type="float" office:value="3800" calcext:value-type="float">
            <text:p><text:s text:c="3"/>3,800</text:p>
          </table:table-cell>
          <table:table-cell table:style-name="ce35" office:value-type="float" office:value="1830" calcext:value-type="float">
            <text:p><text:s text:c="3"/>1,830</text:p>
          </table:table-cell>
          <table:table-cell table:style-name="ce35" office:value-type="float" office:value="1195" calcext:value-type="float">
            <text:p><text:s text:c="3"/>1,195</text:p>
          </table:table-cell>
          <table:table-cell table:style-name="ce35" office:value-type="float" office:value="1487" calcext:value-type="float">
            <text:p><text:s text:c="3"/>1,487</text:p>
          </table:table-cell>
          <table:table-cell table:style-name="ce35" office:value-type="float" office:value="4786" calcext:value-type="float">
            <text:p><text:s text:c="3"/>4,786</text:p>
          </table:table-cell>
          <table:table-cell table:style-name="ce35" office:value-type="float" office:value="356" calcext:value-type="float">
            <text:p><text:s text:c="3"/>35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3407" calcext:value-type="float">
            <text:p><text:s text:c="3"/>3,407</text:p>
          </table:table-cell>
          <table:table-cell table:style-name="ce35" office:value-type="float" office:value="21903" calcext:value-type="float">
            <text:p><text:s text:c="3"/>21,90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57" office:value-type="float" office:value="800" calcext:value-type="float">
            <text:p>800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6" office:value-type="float" office:value="56081" calcext:value-type="float">
            <text:p><text:s text:c="3"/>56,081</text:p>
          </table:table-cell>
          <table:table-cell table:style-name="ce36" office:value-type="float" office:value="2399" calcext:value-type="float">
            <text:p><text:s text:c="3"/>2,399</text:p>
          </table:table-cell>
          <table:table-cell table:style-name="ce36" office:value-type="float" office:value="5144" calcext:value-type="float">
            <text:p><text:s text:c="3"/>5,144</text:p>
          </table:table-cell>
          <table:table-cell table:style-name="ce36" office:value-type="float" office:value="4039" calcext:value-type="float">
            <text:p><text:s text:c="3"/>4,039</text:p>
          </table:table-cell>
          <table:table-cell table:style-name="ce36" office:value-type="float" office:value="1909" calcext:value-type="float">
            <text:p><text:s text:c="3"/>1,909</text:p>
          </table:table-cell>
          <table:table-cell table:style-name="ce36" office:value-type="float" office:value="1141" calcext:value-type="float">
            <text:p><text:s text:c="3"/>1,141</text:p>
          </table:table-cell>
          <table:table-cell table:style-name="ce36" office:value-type="float" office:value="2056" calcext:value-type="float">
            <text:p><text:s text:c="3"/>2,056</text:p>
          </table:table-cell>
          <table:table-cell table:style-name="ce36" office:value-type="float" office:value="6797" calcext:value-type="float">
            <text:p><text:s text:c="3"/>6,797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53" calcext:value-type="float">
            <text:p><text:s text:c="3"/>4,153</text:p>
          </table:table-cell>
          <table:table-cell table:style-name="ce36" office:value-type="float" office:value="26523" calcext:value-type="float">
            <text:p><text:s text:c="3"/>26,523</text:p>
          </table:table-cell>
          <table:table-cell table:style-name="ce36" office:value-type="float" office:value="1788" calcext:value-type="float">
            <text:p><text:s text:c="3"/>1,788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4026" calcext:value-type="float">
            <text:p><text:s text:c="3"/>54,026</text:p>
          </table:table-cell>
          <table:table-cell table:style-name="ce36" office:value-type="float" office:value="2103" calcext:value-type="float">
            <text:p><text:s text:c="3"/>2,103</text:p>
          </table:table-cell>
          <table:table-cell table:style-name="ce36" office:value-type="float" office:value="5466" calcext:value-type="float">
            <text:p><text:s text:c="3"/>5,466</text:p>
          </table:table-cell>
          <table:table-cell table:style-name="ce36" office:value-type="float" office:value="4467" calcext:value-type="float">
            <text:p><text:s text:c="3"/>4,467</text:p>
          </table:table-cell>
          <table:table-cell table:style-name="ce36" office:value-type="float" office:value="2265" calcext:value-type="float">
            <text:p><text:s text:c="3"/>2,265</text:p>
          </table:table-cell>
          <table:table-cell table:style-name="ce36" office:value-type="float" office:value="1461" calcext:value-type="float">
            <text:p><text:s text:c="3"/>1,461</text:p>
          </table:table-cell>
          <table:table-cell table:style-name="ce36" office:value-type="float" office:value="1827" calcext:value-type="float">
            <text:p><text:s text:c="3"/>1,827</text:p>
          </table:table-cell>
          <table:table-cell table:style-name="ce36" office:value-type="float" office:value="5301" calcext:value-type="float">
            <text:p><text:s text:c="3"/>5,301</text:p>
          </table:table-cell>
          <table:table-cell table:style-name="ce36" office:value-type="float" office:value="423" calcext:value-type="float">
            <text:p><text:s text:c="3"/>423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151" calcext:value-type="float">
            <text:p><text:s text:c="3"/>4,151</text:p>
          </table:table-cell>
          <table:table-cell table:style-name="ce36" office:value-type="float" office:value="26522" calcext:value-type="float">
            <text:p><text:s text:c="3"/>26,522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58" office:value-type="float" office:value="2055" calcext:value-type="float">
            <text:p>2,05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8555" calcext:value-type="float">
            <text:p>18,555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942" calcext:value-type="float">
            <text:p>4,942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3828" calcext:value-type="float">
            <text:p>3,828</text:p>
          </table:table-cell>
          <table:table-cell table:style-name="ce37" office:value-type="float" office:value="88" calcext:value-type="float">
            <text:p>8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005" calcext:value-type="float">
            <text:p>7,00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7611" calcext:value-type="float">
            <text:p>17,611</text:p>
          </table:table-cell>
          <table:table-cell table:style-name="ce37" office:value-type="float" office:value="948" calcext:value-type="float">
            <text:p>94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08" calcext:value-type="float">
            <text:p>4,608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3681" calcext:value-type="float">
            <text:p>3,681</text:p>
          </table:table-cell>
          <table:table-cell table:style-name="ce37" office:value-type="float" office:value="282" calcext:value-type="float">
            <text:p>28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005" calcext:value-type="float">
            <text:p>7,00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59" office:value-type="float" office:value="944" calcext:value-type="float">
            <text:p>944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8368" calcext:value-type="float">
            <text:p>8,368</text:p>
          </table:table-cell>
          <table:table-cell table:style-name="ce38" office:value-type="float" office:value="426" calcext:value-type="float">
            <text:p>4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7" calcext:value-type="float">
            <text:p>2,297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765" calcext:value-type="float">
            <text:p>1,765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4" calcext:value-type="float">
            <text:p>3,154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85" calcext:value-type="float">
            <text:p>8,085</text:p>
          </table:table-cell>
          <table:table-cell table:style-name="ce38" office:value-type="float" office:value="427" calcext:value-type="float">
            <text:p>4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33" calcext:value-type="float">
            <text:p>2,13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785" calcext:value-type="float">
            <text:p>1,785</text:p>
          </table:table-cell>
          <table:table-cell table:style-name="ce38" office:value-type="float" office:value="106" calcext:value-type="float">
            <text:p>10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154" calcext:value-type="float">
            <text:p>3,15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283" calcext:value-type="float">
            <text:p>283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9" office:value-type="float" office:value="10187" calcext:value-type="float">
            <text:p>10,187</text:p>
          </table:table-cell>
          <table:table-cell table:style-name="ce39" office:value-type="float" office:value="483" calcext:value-type="float">
            <text:p>4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45" calcext:value-type="float">
            <text:p>2,64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063" calcext:value-type="float">
            <text:p>2,063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51" calcext:value-type="float">
            <text:p>3,851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526" calcext:value-type="float">
            <text:p>9,526</text:p>
          </table:table-cell>
          <table:table-cell table:style-name="ce39" office:value-type="float" office:value="521" calcext:value-type="float">
            <text:p>5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75" calcext:value-type="float">
            <text:p>2,475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9" office:value-type="float" office:value="176" calcext:value-type="float">
            <text:p>17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51" calcext:value-type="float">
            <text:p>3,85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661" calcext:value-type="float">
            <text:p>661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7" office:value-type="float" office:value="15985" calcext:value-type="float">
            <text:p>15,985</text:p>
          </table:table-cell>
          <table:table-cell table:style-name="ce37" office:value-type="float" office:value="1466" calcext:value-type="float">
            <text:p>1,466</text:p>
          </table:table-cell>
          <table:table-cell table:style-name="ce37" office:value-type="float" office:value="4608" calcext:value-type="float">
            <text:p>4,60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2545" calcext:value-type="float">
            <text:p>2,545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793" calcext:value-type="float">
            <text:p>5,793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642" calcext:value-type="float">
            <text:p>14,642</text:p>
          </table:table-cell>
          <table:table-cell table:style-name="ce37" office:value-type="float" office:value="1263" calcext:value-type="float">
            <text:p>1,263</text:p>
          </table:table-cell>
          <table:table-cell table:style-name="ce37" office:value-type="float" office:value="4942" calcext:value-type="float">
            <text:p>4,9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1793" calcext:value-type="float">
            <text:p>1,793</text:p>
          </table:table-cell>
          <table:table-cell table:style-name="ce37" office:value-type="float" office:value="91" calcext:value-type="float">
            <text:p>9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5793" calcext:value-type="float">
            <text:p>5,79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-</text:p>
          </table:table-cell>
          <table:table-cell table:style-name="ce59" office:value-type="float" office:value="1343" calcext:value-type="float">
            <text:p>1,343</text:p>
          </table:table-cell>
          <table:table-cell table:style-name="ce67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7238" calcext:value-type="float">
            <text:p>7,238</text:p>
          </table:table-cell>
          <table:table-cell table:style-name="ce38" office:value-type="float" office:value="647" calcext:value-type="float">
            <text:p>647</text:p>
          </table:table-cell>
          <table:table-cell table:style-name="ce38" office:value-type="float" office:value="2133" calcext:value-type="float">
            <text:p>2,1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32" calcext:value-type="float">
            <text:p>2,632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32" calcext:value-type="float">
            <text:p>6,732</text:p>
          </table:table-cell>
          <table:table-cell table:style-name="ce38" office:value-type="float" office:value="562" calcext:value-type="float">
            <text:p>562</text:p>
          </table:table-cell>
          <table:table-cell table:style-name="ce38" office:value-type="float" office:value="2297" calcext:value-type="float">
            <text:p>2,2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31" calcext:value-type="float">
            <text:p>2,63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0" office:value-type="float" office:value="506" calcext:value-type="float">
            <text:p>50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9" office:value-type="float" office:value="8747" calcext:value-type="float">
            <text:p>8,747</text:p>
          </table:table-cell>
          <table:table-cell table:style-name="ce39" office:value-type="float" office:value="819" calcext:value-type="float">
            <text:p>819</text:p>
          </table:table-cell>
          <table:table-cell table:style-name="ce39" office:value-type="float" office:value="2475" calcext:value-type="float">
            <text:p>2,4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1383" calcext:value-type="float">
            <text:p>1,38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61" calcext:value-type="float">
            <text:p>3,161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910" calcext:value-type="float">
            <text:p>7,910</text:p>
          </table:table-cell>
          <table:table-cell table:style-name="ce39" office:value-type="float" office:value="701" calcext:value-type="float">
            <text:p>701</text:p>
          </table:table-cell>
          <table:table-cell table:style-name="ce39" office:value-type="float" office:value="2645" calcext:value-type="float">
            <text:p>2,6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943" calcext:value-type="float">
            <text:p>943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162" calcext:value-type="float">
            <text:p>3,16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837" calcext:value-type="float">
            <text:p>837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12567" calcext:value-type="float">
            <text:p>12,56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2793" calcext:value-type="float">
            <text:p>2,793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821" calcext:value-type="float">
            <text:p>7,82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1653" calcext:value-type="float">
            <text:p>11,653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039" calcext:value-type="float">
            <text:p>2,039</text:p>
          </table:table-cell>
          <table:table-cell table:style-name="ce37" office:value-type="float" office:value="61" calcext:value-type="float">
            <text:p>6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7820" calcext:value-type="float">
            <text:p>7,82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62" office:value-type="float" office:value="914" calcext:value-type="float">
            <text:p>914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543" calcext:value-type="float">
            <text:p>5,543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63" calcext:value-type="float">
            <text:p>3,463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87" calcext:value-type="float">
            <text:p>5,18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213" calcext:value-type="float">
            <text:p>2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920" calcext:value-type="float">
            <text:p>920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62" calcext:value-type="float">
            <text:p>3,4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356" calcext:value-type="float">
            <text:p>35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7024" calcext:value-type="float">
            <text:p>7,024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529" calcext:value-type="float">
            <text:p>1,52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358" calcext:value-type="float">
            <text:p>4,35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66" calcext:value-type="float">
            <text:p>6,466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119" calcext:value-type="float">
            <text:p>1,119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358" calcext:value-type="float">
            <text:p>4,35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558" calcext:value-type="float">
            <text:p>558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7721" calcext:value-type="float">
            <text:p>7,721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1122" calcext:value-type="float">
            <text:p>1,122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735" calcext:value-type="float">
            <text:p>4,735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021" calcext:value-type="float">
            <text:p>7,021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4735" calcext:value-type="float">
            <text:p>4,73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700" calcext:value-type="float">
            <text:p>700</text:p>
          </table:table-cell>
          <table:table-cell table:style-name="ce67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3479" calcext:value-type="float">
            <text:p>3,479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490" calcext:value-type="float">
            <text:p>490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64" calcext:value-type="float">
            <text:p>2,16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23" calcext:value-type="float">
            <text:p>3,223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64" calcext:value-type="float">
            <text:p>2,16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3" office:value-type="float" office:value="256" calcext:value-type="float">
            <text:p>256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4242" calcext:value-type="float">
            <text:p>4,242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71" calcext:value-type="float">
            <text:p>2,571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798" calcext:value-type="float">
            <text:p>3,798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71" calcext:value-type="float">
            <text:p>2,5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444" calcext:value-type="float">
            <text:p>444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7" office:value-type="float" office:value="12421" calcext:value-type="float">
            <text:p>12,421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7" office:value-type="float" office:value="27" calcext:value-type="float">
            <text:p>2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498" calcext:value-type="float">
            <text:p>8,498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2575" calcext:value-type="float">
            <text:p>12,575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803" calcext:value-type="float">
            <text:p>80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93" calcext:value-type="float">
            <text:p>1,693</text:p>
          </table:table-cell>
          <table:table-cell table:style-name="ce37" office:value-type="float" office:value="58" calcext:value-type="float">
            <text:p>5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8497" calcext:value-type="float">
            <text:p>8,49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62" office:value-type="float" office:value="-154" calcext:value-type="float">
            <text:p><text:s text:c="7"/>－154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5624" calcext:value-type="float">
            <text:p>5,624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13" calcext:value-type="float">
            <text:p>3,913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769" calcext:value-type="float">
            <text:p>5,769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913" calcext:value-type="float">
            <text:p>3,91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63" office:value-type="float" office:value="-145" calcext:value-type="float">
            <text:p><text:s text:c="7"/>－145</text:p>
          </table:table-cell>
          <table:table-cell table:style-name="ce67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9" office:value-type="float" office:value="6797" calcext:value-type="float">
            <text:p>6,797</text:p>
          </table:table-cell>
          <table:table-cell table:style-name="ce39" office:value-type="float" office:value="241" calcext:value-type="float">
            <text:p>241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9" calcext:value-type="float">
            <text:p>1,04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85" calcext:value-type="float">
            <text:p>4,585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06" calcext:value-type="float">
            <text:p>6,806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90" calcext:value-type="float">
            <text:p>89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84" calcext:value-type="float">
            <text:p>4,58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9" calcext:value-type="float">
            <text:p><text:s text:c="7"/>－9</text:p>
          </table:table-cell>
          <table:table-cell table:style-name="ce67" table:number-columns-repeated="993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7" office:value-type="float" office:value="33882" calcext:value-type="float">
            <text:p>33,882</text:p>
          </table:table-cell>
          <table:table-cell table:style-name="ce37" office:value-type="float" office:value="1001" calcext:value-type="float">
            <text:p>1,001</text:p>
          </table:table-cell>
          <table:table-cell table:style-name="ce37" office:value-type="float" office:value="3681" calcext:value-type="float">
            <text:p>3,681</text:p>
          </table:table-cell>
          <table:table-cell table:style-name="ce37" office:value-type="float" office:value="1793" calcext:value-type="float">
            <text:p>1,793</text:p>
          </table:table-cell>
          <table:table-cell table:style-name="ce37" office:value-type="float" office:value="2041" calcext:value-type="float">
            <text:p>2,041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1693" calcext:value-type="float">
            <text:p>1,69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559" calcext:value-type="float">
            <text:p>7,559</text:p>
          </table:table-cell>
          <table:table-cell table:style-name="ce37" office:value-type="float" office:value="14428" calcext:value-type="float">
            <text:p>14,428</text:p>
          </table:table-cell>
          <table:table-cell table:style-name="ce37" office:value-type="float" office:value="799" calcext:value-type="float">
            <text:p>79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258" calcext:value-type="float">
            <text:p>35,258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3828" calcext:value-type="float">
            <text:p>3,828</text:p>
          </table:table-cell>
          <table:table-cell table:style-name="ce37" office:value-type="float" office:value="2545" calcext:value-type="float">
            <text:p>2,545</text:p>
          </table:table-cell>
          <table:table-cell table:style-name="ce37" office:value-type="float" office:value="2793" calcext:value-type="float">
            <text:p>2,793</text:p>
          </table:table-cell>
          <table:table-cell table:style-name="ce37" office:value-type="float" office:value="1122" calcext:value-type="float">
            <text:p>1,122</text:p>
          </table:table-cell>
          <table:table-cell table:style-name="ce37" office:value-type="float" office:value="1878" calcext:value-type="float">
            <text:p>1,87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557" calcext:value-type="float">
            <text:p>7,557</text:p>
          </table:table-cell>
          <table:table-cell table:style-name="ce37" office:value-type="float" office:value="14428" calcext:value-type="float">
            <text:p>14,42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62" office:value-type="float" office:value="-1376" calcext:value-type="float">
            <text:p><text:s text:c="7"/>－1,376</text:p>
          </table:table-cell>
          <table:table-cell table:style-name="ce67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38" office:value-type="float" office:value="15305" calcext:value-type="float">
            <text:p>15,305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1785" calcext:value-type="float">
            <text:p>1,785</text:p>
          </table:table-cell>
          <table:table-cell table:style-name="ce38" office:value-type="float" office:value="850" calcext:value-type="float">
            <text:p>850</text:p>
          </table:table-cell>
          <table:table-cell table:style-name="ce38" office:value-type="float" office:value="921" calcext:value-type="float">
            <text:p>921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803" calcext:value-type="float">
            <text:p>8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" calcext:value-type="float">
            <text:p>3,406</text:p>
          </table:table-cell>
          <table:table-cell table:style-name="ce38" office:value-type="float" office:value="6500" calcext:value-type="float">
            <text:p>6,50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5937" calcext:value-type="float">
            <text:p>15,937</text:p>
          </table:table-cell>
          <table:table-cell table:style-name="ce38" office:value-type="float" office:value="388" calcext:value-type="float">
            <text:p>388</text:p>
          </table:table-cell>
          <table:table-cell table:style-name="ce38" office:value-type="float" office:value="1765" calcext:value-type="float">
            <text:p>1,765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490" calcext:value-type="float">
            <text:p>490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" calcext:value-type="float">
            <text:p>3,406</text:p>
          </table:table-cell>
          <table:table-cell table:style-name="ce38" office:value-type="float" office:value="6501" calcext:value-type="float">
            <text:p>6,50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63" office:value-type="float" office:value="-632" calcext:value-type="float">
            <text:p><text:s text:c="7"/>－632</text:p>
          </table:table-cell>
          <table:table-cell table:style-name="ce67" table:number-columns-repeated="993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9" office:value-type="float" office:value="18577" calcext:value-type="float">
            <text:p>18,577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1896" calcext:value-type="float">
            <text:p>1,896</text:p>
          </table:table-cell>
          <table:table-cell table:style-name="ce39" office:value-type="float" office:value="943" calcext:value-type="float">
            <text:p>943</text:p>
          </table:table-cell>
          <table:table-cell table:style-name="ce39" office:value-type="float" office:value="1120" calcext:value-type="float">
            <text:p>1,120</text:p>
          </table:table-cell>
          <table:table-cell table:style-name="ce39" office:value-type="float" office:value="412" calcext:value-type="float">
            <text:p>412</text:p>
          </table:table-cell>
          <table:table-cell table:style-name="ce39" office:value-type="float" office:value="890" calcext:value-type="float">
            <text:p>8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53" calcext:value-type="float">
            <text:p>4,153</text:p>
          </table:table-cell>
          <table:table-cell table:style-name="ce39" office:value-type="float" office:value="7928" calcext:value-type="float">
            <text:p>7,928</text:p>
          </table:table-cell>
          <table:table-cell table:style-name="ce39" office:value-type="float" office:value="651" calcext:value-type="float">
            <text:p>65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9321" calcext:value-type="float">
            <text:p>19,321</text:p>
          </table:table-cell>
          <table:table-cell table:style-name="ce39" office:value-type="float" office:value="435" calcext:value-type="float">
            <text:p>435</text:p>
          </table:table-cell>
          <table:table-cell table:style-name="ce39" office:value-type="float" office:value="2063" calcext:value-type="float">
            <text:p>2,063</text:p>
          </table:table-cell>
          <table:table-cell table:style-name="ce39" office:value-type="float" office:value="1383" calcext:value-type="float">
            <text:p>1,383</text:p>
          </table:table-cell>
          <table:table-cell table:style-name="ce39" office:value-type="float" office:value="1529" calcext:value-type="float">
            <text:p>1,529</text:p>
          </table:table-cell>
          <table:table-cell table:style-name="ce39" office:value-type="float" office:value="632" calcext:value-type="float">
            <text:p>632</text:p>
          </table:table-cell>
          <table:table-cell table:style-name="ce39" office:value-type="float" office:value="1049" calcext:value-type="float">
            <text:p>1,0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1" calcext:value-type="float">
            <text:p>1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51" calcext:value-type="float">
            <text:p>4,151</text:p>
          </table:table-cell>
          <table:table-cell table:style-name="ce39" office:value-type="float" office:value="7927" calcext:value-type="float">
            <text:p>7,92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64" office:value-type="float" office:value="-744" calcext:value-type="float">
            <text:p><text:s text:c="7"/>－74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051" calcext:value-type="float">
            <text:p>1,0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28" calcext:value-type="float">
            <text:p><text:s text:c="7"/>－28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468" calcext:value-type="float">
            <text:p>4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4" calcext:value-type="float">
            <text:p><text:s text:c="7"/>－2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16" calcext:value-type="float">
            <text:p>1,0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583" calcext:value-type="float">
            <text:p>5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" calcext:value-type="float">
            <text:p><text:s text:c="7"/>－4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9568" calcext:value-type="float">
            <text:p>9,568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1683" calcext:value-type="float">
            <text:p>1,683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54" calcext:value-type="float">
            <text:p>1,554</text:p>
          </table:table-cell>
          <table:table-cell table:style-name="ce40" office:value-type="float" office:value="4301" calcext:value-type="float">
            <text:p>4,301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561" calcext:value-type="float">
            <text:p>8,561</text:p>
          </table:table-cell>
          <table:table-cell table:style-name="ce40" office:value-type="float" office:value="293" calcext:value-type="float">
            <text:p>293</text:p>
          </table:table-cell>
          <table:table-cell table:style-name="ce40" office:value-type="float" office:value="1155" calcext:value-type="float">
            <text:p>1,155</text:p>
          </table:table-cell>
          <table:table-cell table:style-name="ce40" office:value-type="float" office:value="786" calcext:value-type="float">
            <text:p>786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4301" calcext:value-type="float">
            <text:p>4,30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1007" calcext:value-type="float">
            <text:p>1,007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402" calcext:value-type="float">
            <text:p>4,402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906" calcext:value-type="float">
            <text:p>3,90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496" calcext:value-type="float">
            <text:p>496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166" calcext:value-type="float">
            <text:p>5,166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2331" calcext:value-type="float">
            <text:p>2,331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655" calcext:value-type="float">
            <text:p>4,655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2331" calcext:value-type="float">
            <text:p>2,33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4" office:value-type="float" office:value="511" calcext:value-type="float">
            <text:p>511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276" calcext:value-type="float">
            <text:p>2,276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19" calcext:value-type="float">
            <text:p>119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4" calcext:value-type="float">
            <text:p>774</text:p>
          </table:table-cell>
          <table:table-cell table:style-name="ce40" office:value-type="float" office:value="702" calcext:value-type="float">
            <text:p>70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60" calcext:value-type="float">
            <text:p>360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320" calcext:value-type="float">
            <text:p>3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88" calcext:value-type="float">
            <text:p>18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246" calcext:value-type="float">
            <text:p>1,24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1" calcext:value-type="float">
            <text:p>551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72" calcext:value-type="float">
            <text:p>172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646" calcext:value-type="float">
            <text:p>1,64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7" calcext:value-type="float">
            <text:p>497</text:p>
          </table:table-cell>
          <table:table-cell table:style-name="ce40" office:value-type="float" office:value="557" calcext:value-type="float">
            <text:p>557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09" calcext:value-type="float">
            <text:p>1,609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557" calcext:value-type="float">
            <text:p>55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7" calcext:value-type="float">
            <text:p>37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243" calcext:value-type="float">
            <text:p>2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3" calcext:value-type="float">
            <text:p><text:s text:c="7"/>－23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2" calcext:value-type="float">
            <text:p>87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314" calcext:value-type="float">
            <text:p>3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60" calcext:value-type="float">
            <text:p>60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3285" calcext:value-type="float">
            <text:p>3,28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456" calcext:value-type="float">
            <text:p>456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727" calcext:value-type="float">
            <text:p>1,727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1727" calcext:value-type="float">
            <text:p>1,72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-468" calcext:value-type="float">
            <text:p><text:s text:c="7"/>－468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30" calcext:value-type="float">
            <text:p><text:s text:c="7"/>－230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813" calcext:value-type="float">
            <text:p>1,81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51" calcext:value-type="float">
            <text:p>2,05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4" office:value-type="float" office:value="-238" calcext:value-type="float">
            <text:p><text:s text:c="7"/>－238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2" calcext:value-type="float">
            <text:p>292</text:p>
          </table:table-cell>
          <table:table-cell table:style-name="ce40" office:value-type="float" office:value="459" calcext:value-type="float">
            <text:p>459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488" calcext:value-type="float">
            <text:p>48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85" calcext:value-type="float">
            <text:p><text:s text:c="7"/>－185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22" calcext:value-type="float">
            <text:p>62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0" calcext:value-type="float">
            <text:p>70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19" calcext:value-type="float">
            <text:p>219</text:p>
          </table:table-cell>
          <table:table-cell table:number-columns-repeated="2"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78" calcext:value-type="float">
            <text:p><text:s text:c="7"/>－78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107" calcext:value-type="float">
            <text:p><text:s text:c="7"/>－107</text:p>
          </table:table-cell>
          <table:table-cell table:style-name="ce67" table:number-columns-repeated="993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888" calcext:value-type="float">
            <text:p>1,88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69" calcext:value-type="float">
            <text:p>2,269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23" calcext:value-type="float">
            <text:p>123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39" calcext:value-type="float">
            <text:p>539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381" calcext:value-type="float">
            <text:p><text:s text:c="7"/>－381</text:p>
          </table:table-cell>
          <table:table-cell table:style-name="ce67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24" calcext:value-type="float">
            <text:p><text:s text:c="7"/>－124</text:p>
          </table:table-cell>
          <table:table-cell table:style-name="ce67" table:number-columns-repeated="993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037" calcext:value-type="float">
            <text:p>1,0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94" calcext:value-type="float">
            <text:p>1,29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57" calcext:value-type="float">
            <text:p><text:s text:c="7"/>－257</text:p>
          </table:table-cell>
          <table:table-cell table:style-name="ce67" table:number-columns-repeated="993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483" calcext:value-type="float">
            <text:p>1,48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328" calcext:value-type="float">
            <text:p><text:s text:c="7"/>－328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186" calcext:value-type="float">
            <text:p>1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5" calcext:value-type="float">
            <text:p><text:s text:c="7"/>－115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5" calcext:value-type="float">
            <text:p>1,00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13" calcext:value-type="float">
            <text:p><text:s text:c="7"/>－213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598" calcext:value-type="float">
            <text:p>2,598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527" calcext:value-type="float">
            <text:p>5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255" calcext:value-type="float">
            <text:p>1,2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545" calcext:value-type="float">
            <text:p><text:s text:c="7"/>－54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527" calcext:value-type="float">
            <text:p>52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64" calcext:value-type="float">
            <text:p><text:s text:c="7"/>－264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479" calcext:value-type="float">
            <text:p>1,47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728" calcext:value-type="float">
            <text:p>7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81" calcext:value-type="float">
            <text:p><text:s text:c="7"/>－281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5" calcext:value-type="float">
            <text:p>255</text:p>
          </table:table-cell>
          <table:table-cell table:style-name="ce40" office:value-type="float" office:value="257" calcext:value-type="float">
            <text:p>25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84" calcext:value-type="float">
            <text:p><text:s text:c="7"/>－18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9" calcext:value-type="float">
            <text:p><text:s text:c="7"/>－119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5" calcext:value-type="float">
            <text:p><text:s text:c="7"/>－6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17" calcext:value-type="float">
            <text:p>1,71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135" calcext:value-type="float">
            <text:p><text:s text:c="7"/>－135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" calcext:value-type="float">
            <text:p>167</text:p>
          </table:table-cell>
          <table:table-cell table:style-name="ce41" office:value-type="float" office:value="346" calcext:value-type="float">
            <text:p>34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7" calcext:value-type="float">
            <text:p><text:s text:c="7"/>－57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78" calcext:value-type="float">
            <text:p><text:s text:c="7"/>－7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number-columns-repeated="2" table:style-name="ce40" office:value-type="float" office:value="109" calcext:value-type="float">
            <text:p>10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109" calcext:value-type="float">
            <text:p>10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60" calcext:value-type="float">
            <text:p>6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9" calcext:value-type="float">
            <text:p>39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731" calcext:value-type="float">
            <text:p>1,731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38" calcext:value-type="float">
            <text:p>2,138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68" calcext:value-type="float">
            <text:p>468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407" calcext:value-type="float">
            <text:p><text:s text:c="7"/>－407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391" calcext:value-type="float">
            <text:p>3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73" calcext:value-type="float">
            <text:p><text:s text:c="7"/>－173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2"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-234" calcext:value-type="float">
            <text:p><text:s text:c="7"/>－234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7" calcext:value-type="float">
            <text:p>827</text:p>
          </table:table-cell>
          <table:table-cell table:style-name="ce40" office:value-type="float" office:value="763" calcext:value-type="float">
            <text:p>76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33" calcext:value-type="float">
            <text:p><text:s text:c="7"/>－33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49" calcext:value-type="float">
            <text:p>3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8" calcext:value-type="float">
            <text:p><text:s text:c="7"/>－48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1162" calcext:value-type="float">
            <text:p>1,16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7" calcext:value-type="float">
            <text:p>1,1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1" calcext:value-type="float">
            <text:p>451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" calcext:value-type="float">
            <text:p>15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79" calcext:value-type="float">
            <text:p>579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99" calcext:value-type="float">
            <text:p>1,399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54" calcext:value-type="float">
            <text:p>554</text:p>
          </table:table-cell>
          <table:table-cell table:style-name="ce40" office:value-type="float" office:value="418" calcext:value-type="float">
            <text:p>4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-146" calcext:value-type="float">
            <text:p><text:s text:c="7"/>－146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82" calcext:value-type="float">
            <text:p><text:s text:c="7"/>－82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225" calcext:value-type="float">
            <text:p>2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4" calcext:value-type="float">
            <text:p><text:s text:c="7"/>－64</text:p>
          </table:table-cell>
          <table:table-cell table:style-name="ce67" table:number-columns-repeated="993"/>
        </table:table-row>
        <table:table-row table:style-name="ro7">
          <table:table-cell table:style-name="ce14"/>
          <table:table-cell table:style-name="ce27" office:value-type="string" calcext:value-type="string">
            <text:p>計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267" calcext:value-type="float">
            <text:p>2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28" calcext:value-type="float">
            <text:p>28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7" calcext:value-type="float">
            <text:p>14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84" calcext:value-type="float">
            <text:p>484</text:p>
          </table:table-cell>
          <table:table-cell table:style-name="ce67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6" calcext:value-type="float">
            <text:p>1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8" calcext:value-type="float">
            <text:p>18</text:p>
          </table:table-cell>
          <table:table-cell table:number-columns-repeated="2" table:style-name="ce41" office:value-type="float" office:value="17" calcext:value-type="float">
            <text:p>17</text:p>
          </table:table-cell>
          <table:table-cell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8" calcext:value-type="float">
            <text:p>7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76" calcext:value-type="float">
            <text:p>17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507" calcext:value-type="float">
            <text:p>50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76" calcext:value-type="float">
            <text:p>17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1" calcext:value-type="float">
            <text:p>1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08" calcext:value-type="float">
            <text:p>30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43" calcext:value-type="float">
            <text:p>24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40" calcext:value-type="float">
            <text:p>1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04" calcext:value-type="float">
            <text:p>504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96" calcext:value-type="float">
            <text:p>196</text:p>
          </table:table-cell>
          <table:table-cell table:style-name="ce67" table:number-columns-repeated="993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08" calcext:value-type="float">
            <text:p>308</text:p>
          </table:table-cell>
          <table:table-cell table:style-name="ce67" table:number-columns-repeated="993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20" calcext:value-type="float">
            <text:p><text:s text:c="7"/>－20</text:p>
          </table:table-cell>
          <table:table-cell table:style-name="ce67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0" office:value-type="float" office:value="-20" calcext:value-type="float">
            <text:p><text:s text:c="7"/>－20</text:p>
          </table:table-cell>
          <table:table-cell table:style-name="ce67" table:number-columns-repeated="993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1" office:value-type="float" office:value="0" calcext:value-type="float">
            <text:p>－</text:p>
          </table:table-cell>
          <table:table-cell table:style-name="ce67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0" office:value-type="string" calcext:value-type="string" table:number-columns-spanned="5" table:number-rows-spanned="1">
            <text:p>內政部戶政司 民國100年8月5日編製</text:p>
          </table:table-cell>
          <table:covered-table-cell table:number-columns-repeated="4" table:style-name="ce50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5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0662/A.%E4%B8%8A%E7%B6%B2%E6%9C%88%E5%A0%B1(%E5%90%AB1%E7%A7%91)/%E4%B8%8A%E7%B6%B2%E6%9C%88%E5%A0%B1100%E5%B9%B4/100.06/01.%E6%88%B6%E6%95%B8%E4%BA%BA%E5%8F%A3%E6%95%B8-100.07.xls'#$''.$G$5]"/>
        <table:named-expression table:name="出生" table:base-cell-address="$遷徙.$A$1" table:expression="['file:///D:/0662/A.%E4%B8%8A%E7%B6%B2%E6%9C%88%E5%A0%B1(%E5%90%AB1%E7%A7%91)/%E4%B8%8A%E7%B6%B2%E6%9C%88%E5%A0%B1100%E5%B9%B4/100.06/01.%E6%88%B6%E6%95%B8%E4%BA%BA%E5%8F%A3%E6%95%B8-100.07.xls'#$''.$V$14:.$V$34]"/>
        <table:named-expression table:name="月底人口數" table:base-cell-address="$遷徙.$A$1" table:expression="['file:///D:/0662/A.%E4%B8%8A%E7%B6%B2%E6%9C%88%E5%A0%B1(%E5%90%AB1%E7%A7%91)/%E4%B8%8A%E7%B6%B2%E6%9C%88%E5%A0%B1100%E5%B9%B4/100.06/01.%E6%88%B6%E6%95%B8%E4%BA%BA%E5%8F%A3%E6%95%B8-100.07.xls'#$''.$AT$14:.$AU$34]"/>
        <table:named-expression table:name="死亡" table:base-cell-address="$遷徙.$A$1" table:expression="['file:///D:/0662/A.%E4%B8%8A%E7%B6%B2%E6%9C%88%E5%A0%B1(%E5%90%AB1%E7%A7%91)/%E4%B8%8A%E7%B6%B2%E6%9C%88%E5%A0%B1100%E5%B9%B4/100.06/01.%E6%88%B6%E6%95%B8%E4%BA%BA%E5%8F%A3%E6%95%B8-100.07.xls'#$''.$Y$14:.$Y$34]"/>
        <table:named-expression table:name="結婚" table:base-cell-address="$遷徙.$A$1" table:expression="['file:///D:/0662/A.%E4%B8%8A%E7%B6%B2%E6%9C%88%E5%A0%B1(%E5%90%AB1%E7%A7%91)/%E4%B8%8A%E7%B6%B2%E6%9C%88%E5%A0%B1100%E5%B9%B4/100.06/01.%E6%88%B6%E6%95%B8%E4%BA%BA%E5%8F%A3%E6%95%B8-100.07.xls'#$''.$L$14:.$L$34]"/>
        <table:named-expression table:name="鄰數戶數" table:base-cell-address="$遷徙.$A$1" table:expression="['file:///D:/0662/A.%E4%B8%8A%E7%B6%B2%E6%9C%88%E5%A0%B1(%E5%90%AB1%E7%A7%91)/%E4%B8%8A%E7%B6%B2%E6%9C%88%E5%A0%B1100%E5%B9%B4/100.06/01.%E6%88%B6%E6%95%B8%E4%BA%BA%E5%8F%A3%E6%95%B8-100.07.xls'#$''.$AQ$14:.$AR$34]"/>
        <table:named-expression table:name="離婚" table:base-cell-address="$遷徙.$A$1" table:expression="['file:///D:/0662/A.%E4%B8%8A%E7%B6%B2%E6%9C%88%E5%A0%B1(%E5%90%AB1%E7%A7%91)/%E4%B8%8A%E7%B6%B2%E6%9C%88%E5%A0%B1100%E5%B9%B4/100.06/01.%E6%88%B6%E6%95%B8%E4%BA%BA%E5%8F%A3%E6%95%B8-100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8-05T15:32:01</meta:creation-date>
    <dc:creator>user</dc:creator>
    <dc:date>2011-08-05T15:32:35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